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Calibri" svg:font-family="Calibri"/>
    <style:font-face style:name="Times New Roman" svg:font-family="&quot;Times New Roman&quot;"/>
    <style:font-face style:name="Chalkboard SE" svg:font-family="&quot;Chalkboard SE&quot;"/>
    <style:font-face style:name="Arial" svg:font-family="Arial"/>
  </office:font-face-decls>
  <office:automatic-styles>
    <style:style style:data-style-name="N43" style:family="table-cell" style:name="ce1" style:parent-style-name="Default"/>
    <style:style style:data-style-name="N43" style:family="table-cell" style:name="ce2" style:parent-style-name="Default">
      <style:table-cell-properties style:repeat-content="false" style:vertical-align="middle"/>
      <style:paragraph-properties fo:text-align="center"/>
      <style:text-properties fo:color="#1F497D" fo:font-size="24pt" fo:font-weight="bold" style:font-family-generic="roman" style:font-name="Times New Roman" style:font-name-asian="Times New Roman" style:font-name-complex="Times New Roman" style:font-size-asian="24pt" style:font-size-complex="24pt" style:font-weight-asian="bold" style:font-weight-complex="bold"/>
    </style:style>
    <style:style style:data-style-name="N43" style:family="table-cell" style:name="ce3" style:parent-style-name="Default">
      <style:table-cell-properties style:repeat-content="false" style:vertical-align="middle"/>
      <style:paragraph-properties fo:text-align="center"/>
      <style:text-properties fo:color="#1F497D" fo:font-size="20pt" fo:font-weight="bold" style:font-family-generic="roman" style:font-name="Times New Roman" style:font-name-asian="Times New Roman" style:font-name-complex="Times New Roman" style:font-size-asian="20pt" style:font-size-complex="20pt" style:font-weight-asian="bold" style:font-weight-complex="bold"/>
    </style:style>
    <style:style style:data-style-name="N43" style:family="table-cell" style:name="ce4" style:parent-style-name="Default">
      <style:table-cell-properties style:repeat-content="false" style:vertical-align="middle"/>
      <style:paragraph-properties fo:text-align="center"/>
      <style:text-properties fo:color="#1F497D" fo:font-size="18pt" fo:font-weight="bold" style:font-family-generic="roman" style:font-name="Times New Roman" style:font-name-asian="Times New Roman" style:font-name-complex="Times New Roman" style:font-size-asian="18pt" style:font-size-complex="18pt" style:font-weight-asian="bold" style:font-weight-complex="bold"/>
    </style:style>
    <style:style style:data-style-name="N43" style:family="table-cell" style:name="ce5" style:parent-style-name="Default">
      <style:table-cell-properties style:repeat-content="false" style:vertical-align="middle"/>
      <style:paragraph-properties fo:text-align="center"/>
      <style:text-properties fo:color="#1F497D" fo:font-size="14pt" fo:font-weight="bold" style:font-family-generic="roman" style:font-name="Times New Roman" style:font-name-asian="Times New Roman" style:font-name-complex="Times New Roman" style:font-size-asian="14pt" style:font-size-complex="14pt" style:font-weight-asian="bold" style:font-weight-complex="bold"/>
    </style:style>
    <style:style style:data-style-name="N43" style:family="table-cell" style:name="ce6" style:parent-style-name="Default">
      <style:table-cell-properties style:repeat-content="false" style:vertical-align="middle"/>
      <style:paragraph-properties fo:text-align="center"/>
      <style:text-properties fo:color="#800000" fo:font-size="24pt" fo:font-weight="bold" style:font-name="Chalkboard SE" style:font-name-asian="Chalkboard SE" style:font-name-complex="Chalkboard SE" style:font-size-asian="24pt" style:font-size-complex="24pt" style:font-weight-asian="bold" style:font-weight-complex="bold"/>
    </style:style>
    <style:style style:data-style-name="N43" style:family="table-cell" style:name="ce7" style:parent-style-name="Default">
      <style:table-cell-properties style:repeat-content="false" style:vertical-align="middle"/>
      <style:paragraph-properties fo:text-align="center"/>
      <style:text-properties fo:color="#800000" fo:font-size="22pt" fo:font-weight="bold" style:font-name="Chalkboard SE" style:font-name-asian="Chalkboard SE" style:font-name-complex="Chalkboard SE" style:font-size-asian="22pt" style:font-size-complex="22pt" style:font-weight-asian="bold" style:font-weight-complex="bold"/>
    </style:style>
    <style:style style:data-style-name="N43" style:family="table-cell" style:name="ce8" style:parent-style-name="Default">
      <style:table-cell-properties style:repeat-content="false" style:vertical-align="middle"/>
      <style:paragraph-properties fo:text-align="center"/>
      <style:text-properties fo:color="#800000" fo:font-size="18pt" fo:font-weight="bold" style:font-name="Chalkboard SE" style:font-name-asian="Chalkboard SE" style:font-name-complex="Chalkboard SE" style:font-size-asian="18pt" style:font-size-complex="18pt" style:font-weight-asian="bold" style:font-weight-complex="bold"/>
    </style:style>
    <style:style style:data-style-name="N43" style:family="table-cell" style:name="ce9" style:parent-style-name="Default">
      <style:table-cell-properties style:repeat-content="false" style:vertical-align="middle"/>
      <style:paragraph-properties fo:text-align="center"/>
      <style:text-properties fo:color="#800000" fo:font-size="14pt" fo:font-weight="bold" style:font-name="Chalkboard SE" style:font-name-asian="Chalkboard SE" style:font-name-complex="Chalkboard SE" style:font-size-asian="14pt" style:font-size-complex="14pt" style:font-weight-asian="bold" style:font-weight-complex="bold"/>
    </style:style>
    <style:style style:data-style-name="N43" style:family="table-cell" style:name="ce10" style:parent-style-name="Default">
      <style:table-cell-properties fo:background-color="#DCE6F2" fo:border="thin solid #000000" style:repeat-content="false" style:vertical-align="automatic"/>
      <style:paragraph-properties fo:text-align="center"/>
      <style:text-properties fo:color="#17375E" fo:font-size="14pt" fo:font-weight="bold" style:font-name="Arial" style:font-name-asian="Arial" style:font-name-complex="Arial" style:font-size-asian="14pt" style:font-size-complex="14pt" style:font-weight-asian="bold" style:font-weight-complex="bold"/>
    </style:style>
    <style:style style:data-style-name="N43" style:family="table-cell" style:name="ce11" style:parent-style-name="Default">
      <style:table-cell-properties fo:background-color="#99CCFF" fo:border-bottom="thin solid #000000" fo:border-left="thin solid #000000" fo:border-right="none" fo:border-top="thin solid #000000" style:repeat-content="false" style:vertical-align="automatic"/>
      <style:paragraph-properties fo:text-align="center"/>
      <style:text-properties fo:color="#000080" fo:font-weight="bold" style:font-weight-asian="bold" style:font-weight-complex="bold"/>
    </style:style>
    <style:style style:data-style-name="N43" style:family="table-cell" style:name="ce12" style:parent-style-name="Default">
      <style:table-cell-properties fo:background-color="#99CCFF" fo:border-bottom="thin solid #000000" fo:border-left="none" fo:border-right="none" fo:border-top="thin solid #000000" style:repeat-content="false" style:vertical-align="automatic"/>
      <style:paragraph-properties fo:text-align="center"/>
      <style:text-properties fo:color="#000080" fo:font-weight="bold" style:font-weight-asian="bold" style:font-weight-complex="bold"/>
    </style:style>
    <style:style style:data-style-name="N43" style:family="table-cell" style:name="ce13" style:parent-style-name="Default">
      <style:table-cell-properties fo:background-color="#99CCFF" fo:border-bottom="thin solid #000000" fo:border-left="none" fo:border-right="thin solid #000000" fo:border-top="thin solid #000000" style:repeat-content="false" style:vertical-align="automatic"/>
      <style:paragraph-properties fo:text-align="center"/>
      <style:text-properties fo:color="#000080" fo:font-weight="bold" style:font-weight-asian="bold" style:font-weight-complex="bold"/>
    </style:style>
    <style:style style:data-style-name="N41" style:family="table-cell" style:name="ce14" style:parent-style-name="Default">
      <style:text-properties fo:font-style="italic" style:font-style-asian="italic" style:font-style-complex="italic"/>
    </style:style>
    <style:style style:data-style-name="N36" style:family="table-cell" style:name="ce15" style:parent-style-name="Default">
      <style:text-properties fo:color="#FF0000" fo:font-style="italic" style:font-style-asian="italic" style:font-style-complex="italic" style:text-underline-style="solid" style:text-underline-type="single"/>
    </style:style>
    <style:style style:data-style-name="N37" style:family="table-cell" style:name="ce16" style:parent-style-name="Default">
      <style:text-properties fo:font-style="italic" style:font-style-asian="italic" style:font-style-complex="italic"/>
    </style:style>
    <style:style style:data-style-name="N38" style:family="table-cell" style:name="ce17" style:parent-style-name="Default"/>
    <style:style style:data-style-name="N40" style:family="table-cell" style:name="ce18" style:parent-style-name="Default"/>
    <style:style style:data-style-name="N41" style:family="table-cell" style:name="ce19" style:parent-style-name="Default"/>
    <style:style style:data-style-name="N36" style:family="table-cell" style:name="ce20" style:parent-style-name="Default"/>
    <style:style style:data-style-name="N37" style:family="table-cell" style:name="ce21" style:parent-style-name="Default"/>
    <style:style style:data-style-name="N37" style:family="table-cell" style:name="ce22" style:parent-style-name="Default">
      <style:text-properties fo:color="#FF0000" fo:font-style="italic" style:font-style-asian="italic" style:font-style-complex="italic" style:text-underline-style="solid" style:text-underline-type="single"/>
    </style:style>
    <style:style style:data-style-name="N40" style:family="table-cell" style:name="ce23" style:parent-style-name="Default">
      <style:text-properties fo:color="#800000" fo:font-style="italic" style:font-style-asian="italic" style:font-style-complex="italic" style:text-underline-style="solid" style:text-underline-type="single"/>
    </style:style>
    <style:style style:data-style-name="N0" style:family="table-cell" style:name="ce24" style:parent-style-name="Default">
      <style:table-cell-properties fo:border-bottom="thin double #000000" fo:border-left="none" fo:border-right="none" fo:border-top="thin solid #000000"/>
    </style:style>
    <style:style style:data-style-name="N42" style:family="table-cell" style:name="ce25" style:parent-style-name="Default">
      <style:table-cell-properties fo:border-bottom="thin double #000000" fo:border-left="none" fo:border-right="none" fo:border-top="thin solid #000000"/>
      <style:text-properties fo:font-weight="bold" style:font-weight-asian="bold" style:font-weight-complex="bold"/>
    </style:style>
    <style:style style:data-style-name="N36" style:family="table-cell" style:name="ce26" style:parent-style-name="Default">
      <style:table-cell-properties fo:border-bottom="thin double #000000" fo:border-left="none" fo:border-right="none" fo:border-top="thin solid #000000"/>
      <style:text-properties fo:font-weight="bold" style:font-weight-asian="bold" style:font-weight-complex="bold"/>
    </style:style>
    <style:style style:data-style-name="N37" style:family="table-cell" style:name="ce27" style:parent-style-name="Default">
      <style:table-cell-properties fo:border-bottom="thin double #000000" fo:border-left="none" fo:border-right="none" fo:border-top="thin solid #000000"/>
      <style:text-properties fo:font-weight="bold" style:font-weight-asian="bold" style:font-weight-complex="bold"/>
    </style:style>
    <style:style style:data-style-name="N43" style:family="table-cell" style:name="ce28" style:parent-style-name="Default">
      <style:table-cell-properties fo:border-bottom="thin double #000000" fo:border-left="none" fo:border-right="none" fo:border-top="thin solid #000000"/>
      <style:text-properties fo:font-weight="bold" style:font-weight-asian="bold" style:font-weight-complex="bold"/>
    </style:style>
    <style:style style:data-style-name="N39" style:family="table-cell" style:name="ce29" style:parent-style-name="Default">
      <style:table-cell-properties fo:border-bottom="thin double #000000" fo:border-left="none" fo:border-right="none" fo:border-top="thin solid #000000"/>
      <style:text-properties fo:font-weight="bold" style:font-weight-asian="bold" style:font-weight-complex="bold"/>
    </style:style>
    <style:style style:data-style-name="N40" style:family="table-cell" style:name="ce30" style:parent-style-name="Default">
      <style:table-cell-properties fo:border-bottom="thin double #000000" fo:border-left="none" fo:border-right="none" fo:border-top="thin solid #000000"/>
      <style:text-properties fo:font-weight="bold" style:font-weight-asian="bold" style:font-weight-complex="bold"/>
    </style:style>
    <style:style style:data-style-name="N43" style:family="table-cell" style:name="ce31" style:parent-style-name="Default"/>
    <style:style style:family="table-column" style:name="co1">
      <style:table-column-properties fo:break-before="auto" style:column-width="2.27541666666667cm"/>
    </style:style>
    <style:style style:family="table-column" style:name="co2">
      <style:table-column-properties fo:break-before="auto" style:column-width="5.37104166666667cm"/>
    </style:style>
    <style:style style:family="table-column" style:name="co3">
      <style:table-column-properties fo:break-before="auto" style:column-width="3.04270833333333cm"/>
    </style:style>
    <style:style style:family="table-column" style:name="co4">
      <style:table-column-properties fo:break-before="auto" style:column-width="4.25979166666667cm"/>
    </style:style>
    <style:style style:family="table-column" style:name="co5">
      <style:table-column-properties fo:break-before="auto" style:column-width="3.96875cm"/>
    </style:style>
    <style:style style:family="table-column" style:name="co6">
      <style:table-column-properties fo:break-before="auto" style:column-width="2.96333333333333cm"/>
    </style:style>
    <style:style style:family="table-column" style:name="co7">
      <style:table-column-properties fo:break-before="auto" style:column-width="4.07458333333333cm"/>
    </style:style>
    <style:style style:family="table-column" style:name="co8">
      <style:table-column-properties fo:break-before="auto" style:column-width="2.32833333333333cm"/>
    </style:style>
    <style:style style:family="table-row" style:name="ro1">
      <style:table-row-properties fo:break-before="auto" style:row-height="15.6pt" style:use-optimal-row-height="true"/>
    </style:style>
    <style:style style:family="table-row" style:name="ro2">
      <style:table-row-properties fo:break-before="auto" style:row-height="51pt" style:use-optimal-row-height="false"/>
    </style:style>
    <style:style style:family="table-row" style:name="ro3">
      <style:table-row-properties fo:break-before="auto" style:row-height="17.4pt" style:use-optimal-row-height="true"/>
    </style:style>
    <style:style style:family="table-row" style:name="ro4">
      <style:table-row-properties fo:break-before="auto" style:row-height="16.2pt" style:use-optimal-row-height="true"/>
    </style:style>
    <style:style style:family="table-row" style:name="ro5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-row" style:name="a452a53">
      <style:table-row-properties fo:break-before="auto" style:row-height="5.5mm" style:use-optimal-row-height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false"/>
      <table:table table:name="Blatt1" table:style-name="ta1">
        <table:table-column table:default-cell-style-name="ce1" table:number-columns-repeated="4" table:style-name="co1"/>
        <table:table-column table:default-cell-style-name="ce1" table:style-name="co2"/>
        <table:table-column table:default-cell-style-name="ce1" table:style-name="co3"/>
        <table:table-column table:default-cell-style-name="ce1" table:style-name="co4"/>
        <table:table-column table:default-cell-style-name="ce1" table:number-columns-repeated="2" table:style-name="co1"/>
        <table:table-column table:default-cell-style-name="ce1" table:style-name="co5"/>
        <table:table-column table:default-cell-style-name="ce1" table:style-name="co6"/>
        <table:table-column table:default-cell-style-name="ce1" table:style-name="co7"/>
        <table:table-column table:default-cell-style-name="ce1" table:number-columns-repeated="1012" table:style-name="co1"/>
        <table:table-column table:default-cell-style-name="ce1" table:number-columns-repeated="15360" table:style-name="co8"/>
        <table:table-row table:style-name="ro1">
          <table:table-cell office:value-type="string" table:style-name="ce31">
            <text:p>=ContentNoFormu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'two apostroph when editing!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a452a53">
          <table:table-cell office:value-type="float" table:formula="of:=TODAY()" table:style-name="ce1"/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2">
            <text:p>Foo</text:p>
          </table:table-cell>
          <table:table-cell office:value-type="string" table:style-name="ce3">
            <text:p>Bar</text:p>
          </table:table-cell>
          <table:table-cell office:value-type="string" table:style-name="ce4">
            <text:p>Baz</text:p>
          </table:table-cell>
          <table:table-cell office:value-type="string" table:style-name="ce5">
            <text:p>Qux</text:p>
          </table:table-cell>
          <table:table-cell table:style-name="ce1"/>
          <table:table-cell office:value-type="string" table:style-name="ce6">
            <text:p>foo</text:p>
          </table:table-cell>
          <table:table-cell office:value-type="string" table:style-name="ce7">
            <text:p>bar</text:p>
          </table:table-cell>
          <table:table-cell office:value-type="string" table:style-name="ce8">
            <text:p>baz</text:p>
          </table:table-cell>
          <table:table-cell office:value-type="string" table:style-name="ce9">
            <text:p>qux</text:p>
          </table:table-cell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3" table:style-name="ce1"/>
          <table:table-cell office:value-type="string" table:style-name="ce10">
            <text:p>foo</text:p>
          </table:table-cell>
          <table:table-cell office:value-type="string" table:style-name="ce10">
            <text:p>bar</text:p>
          </table:table-cell>
          <table:table-cell office:value-type="string" table:style-name="ce10">
            <text:p>baz</text:p>
          </table:table-cell>
          <table:table-cell office:value-type="string" table:style-name="ce10">
            <text:p>qux</text:p>
          </table:table-cell>
          <table:table-cell table:style-name="ce1"/>
          <table:table-cell office:value-type="string" table:style-name="ce11">
            <text:p>foo</text:p>
          </table:table-cell>
          <table:table-cell office:value-type="string" table:style-name="ce12">
            <text:p>bar</text:p>
          </table:table-cell>
          <table:table-cell office:value-type="string" table:style-name="ce12">
            <text:p>baz</text:p>
          </table:table-cell>
          <table:table-cell office:value-type="string" table:style-name="ce13">
            <text:p>qux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="1" office:value-type="float" table:style-name="ce1">
            <text:p>1</text:p>
          </table:table-cell>
          <table:table-cell office:date-value="2014-02-17T00:00:00" office:value-type="date" table:formula="of:=TODAY()" table:style-name="ce14">
            <text:p>17. Februar 2014</text:p>
          </table:table-cell>
          <table:table-cell office:value="83374" office:value-type="currency" table:formula="of:=[.E10]+[.E10]" table:style-name="ce15">
            <text:p>$83.374,00</text:p>
          </table:table-cell>
          <table:table-cell office:value="41687" office:value-type="float" table:formula="of:=[.E10]*[.D10]" table:style-name="ce16">
            <text:p>41.687,00 €</text:p>
          </table:table-cell>
          <table:table-cell table:style-name="ce1"/>
          <table:table-cell office:value="1" office:value-type="float" table:style-name="ce1">
            <text:p>1</text:p>
          </table:table-cell>
          <table:table-cell office:date-value="2014-02-17T00:00:00" office:value-type="date" table:formula="of:=TODAY()" table:style-name="ce17">
            <text:p>17.02.2014</text:p>
          </table:table-cell>
          <table:table-cell office:value="100" office:value-type="currency" table:style-name="ce18">
            <text:p>100,00 €</text:p>
          </table:table-cell>
          <table:table-cell office:value="111" office:value-type="currency" table:style-name="ce18">
            <text:p>111,00 €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="2" office:value-type="float" table:style-name="ce1">
            <text:p>2</text:p>
          </table:table-cell>
          <table:table-cell office:date-value="2014-02-18T00:00:00" office:value-type="date" table:formula="of:=[.E10]+1" table:style-name="ce19">
            <text:p>18. Februar 2014</text:p>
          </table:table-cell>
          <table:table-cell office:value="83376" office:value-type="currency" table:formula="of:=[.E11]+[.E11]" table:style-name="ce20">
            <text:p>$83.376,00</text:p>
          </table:table-cell>
          <table:table-cell office:value="83376" office:value-type="float" table:formula="of:=[.E11]*[.D11]" table:style-name="ce21">
            <text:p>83.376,00 €</text:p>
          </table:table-cell>
          <table:table-cell table:style-name="ce1"/>
          <table:table-cell office:value="2" office:value-type="float" table:style-name="ce1">
            <text:p>2</text:p>
          </table:table-cell>
          <table:table-cell office:date-value="2014-02-18T00:00:00" office:value-type="date" table:formula="of:=[.J10]+1" table:style-name="ce17">
            <text:p>18.02.2014</text:p>
          </table:table-cell>
          <table:table-cell office:value="101" office:value-type="currency" table:formula="of:=[.K10]+1" table:style-name="ce18">
            <text:p>101,00 €</text:p>
          </table:table-cell>
          <table:table-cell office:value="211" office:value-type="currency" table:formula="of:=[.L10]+[.K10]" table:style-name="ce18">
            <text:p>211,00 €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="3" office:value-type="float" table:style-name="ce1">
            <text:p>3</text:p>
          </table:table-cell>
          <table:table-cell office:date-value="2014-02-19T00:00:00" office:value-type="date" table:formula="of:=[.E11]+1" table:style-name="ce19">
            <text:p>19. Februar 2014</text:p>
          </table:table-cell>
          <table:table-cell office:value="83378" office:value-type="currency" table:formula="of:=[.E12]+[.E12]" table:style-name="ce20">
            <text:p>$83.378,00</text:p>
          </table:table-cell>
          <table:table-cell office:value="125067" office:value-type="float" table:formula="of:=[.E12]*[.D12]" table:style-name="ce21">
            <text:p>125.067,00 €</text:p>
          </table:table-cell>
          <table:table-cell table:style-name="ce1"/>
          <table:table-cell office:value="3" office:value-type="float" table:style-name="ce1">
            <text:p>3</text:p>
          </table:table-cell>
          <table:table-cell office:date-value="2014-02-19T00:00:00" office:value-type="date" table:formula="of:=[.J11]+1" table:style-name="ce17">
            <text:p>19.02.2014</text:p>
          </table:table-cell>
          <table:table-cell office:value="102" office:value-type="currency" table:formula="of:=[.K11]+1" table:style-name="ce18">
            <text:p>102,00 €</text:p>
          </table:table-cell>
          <table:table-cell office:value="312" office:value-type="currency" table:formula="of:=[.L11]+[.K11]" table:style-name="ce18">
            <text:p>312,00 €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="4" office:value-type="float" table:style-name="ce1">
            <text:p>4</text:p>
          </table:table-cell>
          <table:table-cell office:date-value="2014-02-20T00:00:00" office:value-type="date" table:formula="of:=[.E12]+1" table:style-name="ce19">
            <text:p>20. Februar 2014</text:p>
          </table:table-cell>
          <table:table-cell office:value="83380" office:value-type="currency" table:formula="of:=[.E13]+[.E13]" table:style-name="ce20">
            <text:p>$83.380,00</text:p>
          </table:table-cell>
          <table:table-cell office:value="166760" office:value-type="float" table:formula="of:=[.E13]*[.D13]" table:style-name="ce21">
            <text:p>166.760,00 €</text:p>
          </table:table-cell>
          <table:table-cell table:style-name="ce1"/>
          <table:table-cell office:value="4" office:value-type="float" table:style-name="ce1">
            <text:p>4</text:p>
          </table:table-cell>
          <table:table-cell office:date-value="2014-02-20T00:00:00" office:value-type="date" table:formula="of:=[.J12]+1" table:style-name="ce17">
            <text:p>20.02.2014</text:p>
          </table:table-cell>
          <table:table-cell office:value="103" office:value-type="currency" table:formula="of:=[.K12]+1" table:style-name="ce18">
            <text:p>103,00 €</text:p>
          </table:table-cell>
          <table:table-cell office:value="414" office:value-type="currency" table:formula="of:=[.L12]+[.K12]" table:style-name="ce18">
            <text:p>414,00 €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="5" office:value-type="float" table:style-name="ce1">
            <text:p>5</text:p>
          </table:table-cell>
          <table:table-cell office:date-value="2014-02-21T00:00:00" office:value-type="date" table:formula="of:=[.E13]+1" table:style-name="ce19">
            <text:p>21. Februar 2014</text:p>
          </table:table-cell>
          <table:table-cell office:value="83382" office:value-type="currency" table:formula="of:=[.E14]+[.E14]" table:style-name="ce20">
            <text:p>$83.382,00</text:p>
          </table:table-cell>
          <table:table-cell office:value="208455" office:value-type="float" table:formula="of:=[.E14]*[.D14]" table:style-name="ce21">
            <text:p>208.455,00 €</text:p>
          </table:table-cell>
          <table:table-cell table:style-name="ce1"/>
          <table:table-cell office:value="5" office:value-type="float" table:style-name="ce1">
            <text:p>5</text:p>
          </table:table-cell>
          <table:table-cell office:date-value="2014-02-21T00:00:00" office:value-type="date" table:formula="of:=[.J13]+1" table:style-name="ce17">
            <text:p>21.02.2014</text:p>
          </table:table-cell>
          <table:table-cell office:value="104" office:value-type="currency" table:formula="of:=[.K13]+1" table:style-name="ce18">
            <text:p>104,00 €</text:p>
          </table:table-cell>
          <table:table-cell office:value="517" office:value-type="currency" table:formula="of:=[.L13]+[.K13]" table:style-name="ce18">
            <text:p>517,00 €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="6" office:value-type="float" table:style-name="ce1">
            <text:p>6</text:p>
          </table:table-cell>
          <table:table-cell office:date-value="2014-02-22T00:00:00" office:value-type="date" table:formula="of:=[.E14]+1" table:style-name="ce19">
            <text:p>22. Februar 2014</text:p>
          </table:table-cell>
          <table:table-cell office:value="83384" office:value-type="currency" table:formula="of:=[.E15]+[.E15]" table:style-name="ce20">
            <text:p>$83.384,00</text:p>
          </table:table-cell>
          <table:table-cell office:value="250152" office:value-type="float" table:formula="of:=[.E15]*[.D15]" table:style-name="ce21">
            <text:p>250.152,00 €</text:p>
          </table:table-cell>
          <table:table-cell table:style-name="ce1"/>
          <table:table-cell office:value="6" office:value-type="float" table:style-name="ce1">
            <text:p>6</text:p>
          </table:table-cell>
          <table:table-cell office:date-value="2014-02-22T00:00:00" office:value-type="date" table:formula="of:=[.J14]+1" table:style-name="ce17">
            <text:p>22.02.2014</text:p>
          </table:table-cell>
          <table:table-cell office:value="105" office:value-type="currency" table:formula="of:=[.K14]+1" table:style-name="ce18">
            <text:p>105,00 €</text:p>
          </table:table-cell>
          <table:table-cell office:value="621" office:value-type="currency" table:formula="of:=[.L14]+[.K14]" table:style-name="ce18">
            <text:p>621,00 €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="7" office:value-type="float" table:style-name="ce1">
            <text:p>7</text:p>
          </table:table-cell>
          <table:table-cell office:date-value="2014-02-23T00:00:00" office:value-type="date" table:formula="of:=[.E15]+1" table:style-name="ce19">
            <text:p>23. Februar 2014</text:p>
          </table:table-cell>
          <table:table-cell office:value="83386" office:value-type="currency" table:formula="of:=[.E16]+[.E16]" table:style-name="ce20">
            <text:p>$83.386,00</text:p>
          </table:table-cell>
          <table:table-cell office:value="291851" office:value-type="float" table:formula="of:=[.E16]*[.D16]" table:style-name="ce21">
            <text:p>291.851,00 €</text:p>
          </table:table-cell>
          <table:table-cell table:style-name="ce1"/>
          <table:table-cell office:value="7" office:value-type="float" table:style-name="ce1">
            <text:p>7</text:p>
          </table:table-cell>
          <table:table-cell office:date-value="2014-02-23T00:00:00" office:value-type="date" table:formula="of:=[.J15]+1" table:style-name="ce17">
            <text:p>23.02.2014</text:p>
          </table:table-cell>
          <table:table-cell office:value="106" office:value-type="currency" table:formula="of:=[.K15]+1" table:style-name="ce18">
            <text:p>106,00 €</text:p>
          </table:table-cell>
          <table:table-cell office:value="726" office:value-type="currency" table:formula="of:=[.L15]+[.K15]" table:style-name="ce18">
            <text:p>726,00 €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="8" office:value-type="float" table:style-name="ce1">
            <text:p>8</text:p>
          </table:table-cell>
          <table:table-cell office:date-value="2014-02-24T00:00:00" office:value-type="date" table:formula="of:=[.E16]+1" table:style-name="ce19">
            <text:p>24. Februar 2014</text:p>
          </table:table-cell>
          <table:table-cell office:value="83388" office:value-type="currency" table:formula="of:=[.E17]+[.E17]" table:style-name="ce20">
            <text:p>$83.388,00</text:p>
          </table:table-cell>
          <table:table-cell office:value="333552" office:value-type="float" table:formula="of:=[.E17]*[.D17]" table:style-name="ce16">
            <text:p>333.552,00 €</text:p>
          </table:table-cell>
          <table:table-cell table:style-name="ce1"/>
          <table:table-cell office:value="8" office:value-type="float" table:style-name="ce1">
            <text:p>8</text:p>
          </table:table-cell>
          <table:table-cell office:date-value="2014-02-24T00:00:00" office:value-type="date" table:formula="of:=[.J16]+1" table:style-name="ce17">
            <text:p>24.02.2014</text:p>
          </table:table-cell>
          <table:table-cell office:value="107" office:value-type="currency" table:formula="of:=[.K16]+1" table:style-name="ce18">
            <text:p>107,00 €</text:p>
          </table:table-cell>
          <table:table-cell office:value="832" office:value-type="currency" table:formula="of:=[.L16]+[.K16]" table:style-name="ce18">
            <text:p>832,00 €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="9" office:value-type="float" table:style-name="ce1">
            <text:p>9</text:p>
          </table:table-cell>
          <table:table-cell office:date-value="2014-02-25T00:00:00" office:value-type="date" table:formula="of:=[.E17]+1" table:style-name="ce19">
            <text:p>25. Februar 2014</text:p>
          </table:table-cell>
          <table:table-cell office:value="83390" office:value-type="currency" table:formula="of:=[.E18]+[.E18]" table:style-name="ce20">
            <text:p>$83.390,00</text:p>
          </table:table-cell>
          <table:table-cell office:value="375255" office:value-type="float" table:formula="of:=[.E18]*[.D18]" table:style-name="ce21">
            <text:p>375.255,00 €</text:p>
          </table:table-cell>
          <table:table-cell table:style-name="ce1"/>
          <table:table-cell office:value="9" office:value-type="float" table:style-name="ce1">
            <text:p>9</text:p>
          </table:table-cell>
          <table:table-cell office:date-value="2014-02-25T00:00:00" office:value-type="date" table:formula="of:=[.J17]+1" table:style-name="ce17">
            <text:p>25.02.2014</text:p>
          </table:table-cell>
          <table:table-cell office:value="108" office:value-type="currency" table:formula="of:=[.K17]+1" table:style-name="ce18">
            <text:p>108,00 €</text:p>
          </table:table-cell>
          <table:table-cell office:value="939" office:value-type="currency" table:formula="of:=[.L17]+[.K17]" table:style-name="ce18">
            <text:p>939,00 €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="10" office:value-type="float" table:style-name="ce1">
            <text:p>10</text:p>
          </table:table-cell>
          <table:table-cell office:date-value="2014-02-26T00:00:00" office:value-type="date" table:formula="of:=[.E18]+1" table:style-name="ce19">
            <text:p>26. Februar 2014</text:p>
          </table:table-cell>
          <table:table-cell office:value="83392" office:value-type="currency" table:formula="of:=[.E19]+[.E19]" table:style-name="ce20">
            <text:p>$83.392,00</text:p>
          </table:table-cell>
          <table:table-cell office:value="416960" office:value-type="float" table:formula="of:=[.E19]*[.D19]" table:style-name="ce22">
            <text:p>416.960,00 €</text:p>
          </table:table-cell>
          <table:table-cell table:style-name="ce1"/>
          <table:table-cell office:value="10" office:value-type="float" table:style-name="ce1">
            <text:p>10</text:p>
          </table:table-cell>
          <table:table-cell office:date-value="2014-02-26T00:00:00" office:value-type="date" table:formula="of:=[.J18]+1" table:style-name="ce17">
            <text:p>26.02.2014</text:p>
          </table:table-cell>
          <table:table-cell office:value="109" office:value-type="currency" table:formula="of:=[.K18]+1" table:style-name="ce18">
            <text:p>109,00 €</text:p>
          </table:table-cell>
          <table:table-cell office:value="1047" office:value-type="currency" table:formula="of:=[.L18]+[.K18]" table:style-name="ce23">
            <text:p>1.047,00 €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1"/>
          <table:table-cell table:style-name="ce19"/>
          <table:table-cell table:style-name="ce20"/>
          <table:table-cell table:style-name="ce21"/>
          <table:table-cell table:number-columns-repeated="2" table:style-name="ce1"/>
          <table:table-cell table:style-name="ce17"/>
          <table:table-cell table:number-columns-repeated="16374" table:style-name="ce1"/>
        </table:table-row>
        <table:table-row table:style-name="ro4">
          <table:table-cell table:number-columns-repeated="3"/>
          <table:table-cell office:boolean-value="true" office:value-type="boolean" table:formula="of:=TRUE()" table:style-name="ce24">
            <text:p>TRUE</text:p>
          </table:table-cell>
          <table:table-cell office:date-value="2014-02-26T00:00:00" office:value-type="date" table:formula="of:=[.E19]" table:style-name="ce25">
            <text:p>2014</text:p>
          </table:table-cell>
          <table:table-cell office:value="833830" office:value-type="currency" table:formula="of:=SUM([.F10:.F19])" table:style-name="ce26">
            <text:p>$833.830,00</text:p>
          </table:table-cell>
          <table:table-cell office:value="2293115" office:value-type="float" table:formula="of:=SUM([.G10:.G19])" table:style-name="ce27">
            <text:p>2.293.115,00 €</text:p>
          </table:table-cell>
          <table:table-cell table:style-name="ce1"/>
          <table:table-cell table:style-name="ce28"/>
          <table:table-cell office:date-value="2014-02-17T00:00:00" office:value-type="date" table:formula="of:=[.J10]" table:style-name="ce29">
            <text:p>2014</text:p>
          </table:table-cell>
          <table:table-cell office:value="1045" office:value-type="currency" table:formula="of:=SUM([.K10:.K19])" table:style-name="ce30">
            <text:p>1.045,00 €</text:p>
          </table:table-cell>
          <table:table-cell office:value="5730" office:value-type="currency" table:formula="of:=SUM([.L10:.L19])" table:style-name="ce30">
            <text:p>5.730,00 €</text:p>
          </table:table-cell>
          <table:table-cell table:number-columns-repeated="16372"/>
        </table:table-row>
        <table:table-row table:style-name="ro4">
          <table:table-cell table:number-columns-repeated="3"/>
          <table:table-cell table:number-columns-repeated="16381" table:style-name="ce1"/>
        </table:table-row>
        <table:table-row table:number-rows-repeated="8" table:style-name="ro1">
          <table:table-cell table:number-columns-repeated="3"/>
          <table:table-cell table:number-columns-repeated="16381" table:style-name="ce1"/>
        </table:table-row>
        <table:table-row table:number-rows-repeated="1048546" table:style-name="ro5">
          <table:table-cell table:number-columns-repeated="16384"/>
        </table:table-row>
      </table:table>
      <table:named-expressions>
        <table:named-expression table:base-cell-address="Blatt1.$A$1" table:expression="of:=&quot;[.A1]+[.A1]&quot;" table:name="__shared_1_0_0"/>
        <table:named-expression table:base-cell-address="Blatt1.$A$1" table:expression="of:=&quot;[.B1]*[.A1]&quot;" table:name="__shared_1_1_0"/>
        <table:named-expression table:base-cell-address="Blatt1.$A$1" table:expression="of:=&quot;[.A1]+1&quot;" table:name="__shared_1_2_0"/>
      </table:named-expressions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Calibri" svg:font-family="Calibri"/>
    <style:font-face style:name="Times New Roman" svg:font-family="&quot;Times New Roman&quot;"/>
    <style:font-face style:name="Chalkboard SE" svg:font-family="&quot;Chalkboard SE&quot;"/>
    <style:font-face style:name="Arial" svg:font-family="Arial"/>
  </office:font-face-decls>
  <office:styles>
    <number:number-style style:name="N0">
      <number:number number:min-integer-digits="1"/>
    </number:number-style>
    <number:currency-style number:country="US" number:language="en" style:name="N36">
      <number:currency-symbol number:country="US" number:language="en">$</number:currency-symbol>
      <number:number number:decimal-places="2" number:grouping="true" number:min-integer-digits="1"/>
    </number:currency-style>
    <number:number-style style:name="N37">
      <number:number number:decimal-places="2" number:grouping="true" number:min-integer-digits="1"/>
      <number:text> €</number:text>
    </number:number-style>
    <number:date-style number:country="DE" number:language="de" style:name="N38">
      <number:day number:style="long"/>
      <number:text>.</number:text>
      <number:month number:style="long"/>
      <number:text>.</number:text>
      <number:year number:style="long"/>
    </number:date-style>
    <number:date-style number:country="DE" number:language="de" style:name="N39">
      <number:year number:style="long"/>
    </number:date-style>
    <number:currency-style number:country="DE" number:language="de" style:name="N40P0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number:country="DE" number:language="de" style:name="N40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40P0" style:condition="value()&gt;=0"/>
    </number:currency-style>
    <number:date-style number:country="DE" number:language="de" style:name="N41P0">
      <number:day/>
      <number:text>. </number:text>
      <number:month number:style="long" number:textual="true"/>
      <number:text> </number:text>
      <number:year number:style="long"/>
    </number:date-style>
    <number:text-style style:name="N41">
      <number:text-content/>
      <style:map style:apply-style-name="N41P0" style:condition="value()&gt;=0"/>
    </number:text-style>
    <number:date-style style:name="N42">
      <number:year number:style="long"/>
    </number:date-style>
    <number:number-style number:country="DE" number:language="de" style:name="N43">
      <number:number number:min-integer-digits="1"/>
    </number:number-style>
    <style:style style:data-style-name="N43" style:family="table-cell" style:name="Heading">
      <style:table-cell-properties fo:background-color="transparent" style:repeat-content="false" style:vertical-align="automatic"/>
      <style:paragraph-properties fo:text-align="center"/>
      <style:text-properties fo:font-size="16pt" fo:font-style="italic" fo:font-weight="bold" style:font-size-asian="16pt" style:font-size-complex="16pt" style:font-style-asian="italic" style:font-style-complex="italic" style:font-weight-asian="bold" style:font-weight-complex="bold"/>
    </style:style>
    <style:style style:data-style-name="N43" style:family="table-cell" style:name="Heading1">
      <style:table-cell-properties fo:background-color="transparent" style:repeat-content="false" style:rotation-angle="90" style:vertical-align="automatic"/>
      <style:paragraph-properties fo:text-align="center"/>
      <style:text-properties fo:font-size="16pt" fo:font-style="italic" fo:font-weight="bold" style:font-size-asian="16pt" style:font-size-complex="16pt" style:font-style-asian="italic" style:font-style-complex="italic" style:font-weight-asian="bold" style:font-weight-complex="bold"/>
    </style:style>
    <style:style style:data-style-name="N43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style style:data-style-name="N43" style:family="table-cell" style:name="Result">
      <style:table-cell-properties fo:background-color="transparent" style:vertical-align="automatic"/>
      <style:text-properties fo:font-style="italic" fo:font-weight="bold" style:font-style-asian="italic" style:font-style-complex="italic" style:font-weight-asian="bold" style:font-weight-complex="bold" style:text-underline-style="solid" style:text-underline-type="single"/>
    </style:style>
    <style:style style:data-style-name="N40" style:family="table-cell" style:name="Result2">
      <style:table-cell-properties fo:background-color="transparent" style:vertical-align="automatic"/>
      <style:text-properties fo:font-style="italic" fo:font-weight="bold" style:font-style-asian="italic" style:font-style-complex="italic" style:font-weight-asian="bold" style:font-weight-complex="bold" style:text-underline-style="solid" style:text-underline-type="single"/>
    </style:style>
    <style:default-style style:family="graphic">
      <style:graphic-properties draw:fill="solid" draw:fill-color="#5b9bd5" draw:opacity="100%" draw:stroke="solid" draw:stroke-linejoin="miter" svg:stroke-color="#41719c" svg:stroke-linecap="butt" svg:stroke-opacity="100%" svg:stroke-width="0.01389in"/>
    </style:default-style>
  </office:styles>
  <office:automatic-styles>
    <style:page-layout style:name="pm1">
      <style:page-layout-properties fo:margin-bottom="1in" fo:margin-left="0.75in" fo:margin-right="0.75in" fo:margin-top="1in" style:first-page-number="continue" style:print="objects charts drawings" style:print-orientation="portrait" style:print-page-order="ttb" style:scale-to="100%" style:table-centering="none"/>
      <style:header-style>
        <style:header-footer-properties fo:margin-bottom="0in" fo:margin-left="0in" fo:margin-right="0in" fo:min-height="0.393700787401575in"/>
      </style:header-style>
      <style:footer-style>
        <style:header-footer-properties fo:margin-left="0in" fo:margin-right="0in" fo:margin-top="0in" fo:min-height="0.393700787401575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io Schröder</meta:initial-creator>
    <dc:creator>Sheherazade</dc:creator>
    <meta:creation-date>2013-12-03T10:26:59Z</meta:creation-date>
    <dc:date>2015-01-16T15:19:35</dc:date>
    <meta:editing-cycles>8</meta:editing-cycles>
    <meta:editing-duration>PT0.028S</meta:editing-duration>
    <meta:user-defined meta:name="AppVersion">14.0300</meta:user-defined>
    <meta:user-defined meta:name="Company">Open-Xchan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